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2mm" svg:height="90.06mm" svg:x="112.65mm" svg:y="14.51mm">
            <draw:object draw:notify-on-update-of-ranges="Feuille1.B2:Feuille1.B18 Feuille1.A37:Feuille1.A37 Feuille1.C2:Feuille1.C18 Feuille1.A38:Feuille1.A38 Feuille1.C19:Feuille1.C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arraySize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" calcext:value-type="float">
            <text:p>10</text:p>
          </table:table-cell>
          <table:table-cell office:value-type="float" office:value="0.152" calcext:value-type="float">
            <text:p>0,1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5" calcext:value-type="float">
            <text:p>15</text:p>
          </table:table-cell>
          <table:table-cell office:value-type="float" office:value="0.198" calcext:value-type="float">
            <text:p>0,19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" calcext:value-type="float">
            <text:p>20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5" calcext:value-type="float">
            <text:p>25</text:p>
          </table:table-cell>
          <table:table-cell office:value-type="float" office:value="0.458" calcext:value-type="float">
            <text:p>0,45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30" calcext:value-type="float">
            <text:p>30</text:p>
          </table:table-cell>
          <table:table-cell office:value-type="float" office:value="0.492" calcext:value-type="float">
            <text:p>0,49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" calcext:value-type="float">
            <text:p>40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60" calcext:value-type="float">
            <text:p>60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" calcext:value-type="float">
            <text:p>80</text:p>
          </table:table-cell>
          <table:table-cell office:value-type="float" office:value="1.223" calcext:value-type="float">
            <text:p>1,22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" calcext:value-type="float">
            <text:p>100</text:p>
          </table:table-cell>
          <table:table-cell office:value-type="float" office:value="1.514" calcext:value-type="float">
            <text:p>1,5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0" calcext:value-type="float">
            <text:p>200</text:p>
          </table:table-cell>
          <table:table-cell office:value-type="float" office:value="2.832" calcext:value-type="float">
            <text:p>2,83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0" calcext:value-type="float">
            <text:p>400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0" calcext:value-type="float">
            <text:p>800</text:p>
          </table:table-cell>
          <table:table-cell office:value-type="float" office:value="14.428" calcext:value-type="float">
            <text:p>14,42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" calcext:value-type="float">
            <text:p>1000</text:p>
          </table:table-cell>
          <table:table-cell office:value-type="float" office:value="23.983" calcext:value-type="float">
            <text:p>23,98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485.999" calcext:value-type="float">
            <text:p>485,9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56.539" calcext:value-type="float">
            <text:p>4556,53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901.678" calcext:value-type="float">
            <text:p>42901,6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6897.009" calcext:value-type="float">
            <text:p>446897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" calcext:value-type="float">
            <text:p>10</text:p>
          </table:table-cell>
          <table:table-cell office:value-type="float" office:value="1.572" calcext:value-type="float">
            <text:p>1,57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5" calcext:value-type="float">
            <text:p>15</text:p>
          </table:table-cell>
          <table:table-cell office:value-type="float" office:value="1.882" calcext:value-type="float">
            <text:p>1,88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20" calcext:value-type="float">
            <text:p>20</text:p>
          </table:table-cell>
          <table:table-cell office:value-type="float" office:value="2.761" calcext:value-type="float">
            <text:p>2,76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25" calcext:value-type="float">
            <text:p>25</text:p>
          </table:table-cell>
          <table:table-cell office:value-type="float" office:value="2.386" calcext:value-type="float">
            <text:p>2,3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30" calcext:value-type="float">
            <text:p>30</text:p>
          </table:table-cell>
          <table:table-cell office:value-type="float" office:value="2.691" calcext:value-type="float">
            <text:p>2,6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40" calcext:value-type="float">
            <text:p>40</text:p>
          </table:table-cell>
          <table:table-cell office:value-type="float" office:value="3.211" calcext:value-type="float">
            <text:p>3,21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60" calcext:value-type="float">
            <text:p>60</text:p>
          </table:table-cell>
          <table:table-cell office:value-type="float" office:value="2.781" calcext:value-type="float">
            <text:p>2,78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80" calcext:value-type="float">
            <text:p>80</text:p>
          </table:table-cell>
          <table:table-cell office:value-type="float" office:value="3.545" calcext:value-type="float">
            <text:p>3,5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" calcext:value-type="float">
            <text:p>100</text:p>
          </table:table-cell>
          <table:table-cell office:value-type="float" office:value="4.078" calcext:value-type="float">
            <text:p>4,0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200" calcext:value-type="float">
            <text:p>200</text:p>
          </table:table-cell>
          <table:table-cell office:value-type="float" office:value="4.353" calcext:value-type="float">
            <text:p>4,35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400" calcext:value-type="float">
            <text:p>400</text:p>
          </table:table-cell>
          <table:table-cell office:value-type="float" office:value="9.16" calcext:value-type="float">
            <text:p>9,1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800" calcext:value-type="float">
            <text:p>800</text:p>
          </table:table-cell>
          <table:table-cell office:value-type="float" office:value="21.803" calcext:value-type="float">
            <text:p>21,80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0" calcext:value-type="float">
            <text:p>1000</text:p>
          </table:table-cell>
          <table:table-cell office:value-type="float" office:value="24.512" calcext:value-type="float">
            <text:p>24,51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288.608" calcext:value-type="float">
            <text:p>288,60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37.229" calcext:value-type="float">
            <text:p>2437,22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457.243" calcext:value-type="float">
            <text:p>21457,24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parallel_so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7455.148" calcext:value-type="float">
            <text:p>197455,1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allel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00:35:17.329309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30:31.761718710</meta:creation-date>
    <dc:date>2015-07-22T00:47:14.940561889</dc:date>
    <meta:editing-duration>PT39M6S</meta:editing-duration>
    <meta:editing-cycles>4</meta:editing-cycles>
    <meta:generator>LibreOffice/4.4.2.2$Linux_X86_64 LibreOffice_project/40m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4bd5e" draw:fill-color="#94bd5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4006b" draw:fill-color="#94006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legend svg:x="2.494cm" svg:y="1.229cm" style:legend-expansion="custom" chartooo:width="2.898cm" chartooo:height="1.148cm" style:legend-expansion-aspect-ratio="2.52439024390244" chart:style-name="ch2"/>
        <chart:plot-area chart:style-name="ch3" table:cell-range-address="Feuille1.B2:Feuille1.C18 Feuille1.A37:Feuille1.A38 Feuille1.C19:Feuille1.C35" chart:data-source-has-labels="both" svg:x="1.337cm" svg:y="0.18cm" svg:width="14.337cm" svg:height="7.659cm">
          <chartooo:coordinate-region svg:x="2.058cm" svg:y="0.393cm" svg:width="12.015cm" svg:height="6.349cm"/>
          <chart:axis chart:dimension="x" chart:name="primary-x" chart:style-name="ch4" chartooo:axis-type="auto">
            <chartooo:date-scale/>
            <chart:title svg:x="7.707cm" svg:y="8.02cm" chart:style-name="ch5">
              <text:p>Array size</text:p>
            </chart:title>
            <chart:categories table:cell-range-address="Feuille1.B2:Feuille1.B18"/>
          </chart:axis>
          <chart:axis chart:dimension="y" chart:name="primary-y" chart:style-name="ch6">
            <chart:title svg:x="0.215cm" svg:y="5.615cm" chart:style-name="ch7">
              <text:p>Average time (µs/op)</text:p>
            </chart:title>
            <chart:grid chart:style-name="ch8" chart:class="major"/>
          </chart:axis>
          <chart:series chart:style-name="ch9" chart:values-cell-range-address="Feuille1.C2:Feuille1.C18" chart:label-cell-address="Feuille1.A37:Feuille1.A37" chart:class="chart:line">
            <chart:data-point chart:repeated="17"/>
          </chart:series>
          <chart:series chart:style-name="ch10" chart:values-cell-range-address="Feuille1.C19:Feuille1.C35" chart:label-cell-address="Feuille1.A38:Feuille1.A3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 sort</text:p>
                <draw:g>
                  <svg:desc>Feuille1.A37:Feuille1.A37</svg:desc>
                </draw:g>
              </table:table-cell>
              <table:table-cell office:value-type="string">
                <text:p>sort</text:p>
                <draw:g>
                  <svg:desc>Feuille1.A38:Feuille1.A3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B2:Feuille1.B18</svg:desc>
                </draw:g>
              </table:table-cell>
              <table:table-cell office:value-type="float" office:value="0.152">
                <text:p>0.152</text:p>
                <draw:g>
                  <svg:desc>Feuille1.C2:Feuille1.C18</svg:desc>
                </draw:g>
              </table:table-cell>
              <table:table-cell office:value-type="float" office:value="1.572">
                <text:p>1.572</text:p>
                <draw:g>
                  <svg:desc>Feuille1.C19:Feuille1.C35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98">
                <text:p>0.198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5">
                <text:p>0.295</text:p>
              </table:table-cell>
              <table:table-cell office:value-type="float" office:value="2.761">
                <text:p>2.7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58">
                <text:p>0.458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2">
                <text:p>0.492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91">
                <text:p>0.891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97">
                <text:p>0.797</text:p>
              </table:table-cell>
              <table:table-cell office:value-type="float" office:value="2.781">
                <text:p>2.7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23">
                <text:p>1.223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514">
                <text:p>1.514</text:p>
              </table:table-cell>
              <table:table-cell office:value-type="float" office:value="4.078">
                <text:p>4.0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832">
                <text:p>2.832</text:p>
              </table:table-cell>
              <table:table-cell office:value-type="float" office:value="4.353">
                <text:p>4.3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39">
                <text:p>6.3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.428">
                <text:p>14.428</text:p>
              </table:table-cell>
              <table:table-cell office:value-type="float" office:value="21.803">
                <text:p>21.8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983">
                <text:p>23.983</text:p>
              </table:table-cell>
              <table:table-cell office:value-type="float" office:value="24.512">
                <text:p>24.5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85.999">
                <text:p>485.999</text:p>
              </table:table-cell>
              <table:table-cell office:value-type="float" office:value="288.608">
                <text:p>288.6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56.539">
                <text:p>4556.539</text:p>
              </table:table-cell>
              <table:table-cell office:value-type="float" office:value="2437.229">
                <text:p>2437.22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2901.678">
                <text:p>42901.678</text:p>
              </table:table-cell>
              <table:table-cell office:value-type="float" office:value="21457.243">
                <text:p>21457.24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46897.009">
                <text:p>446897.009</text:p>
              </table:table-cell>
              <table:table-cell office:value-type="float" office:value="197455.148">
                <text:p>197455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